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0ff435" officeooo:paragraph-rsid="000ff435"/>
    </style:style>
    <style:style style:name="P2" style:family="paragraph" style:parent-style-name="Standard">
      <style:text-properties fo:language="en" fo:country="US" officeooo:rsid="000ff435" officeooo:paragraph-rsid="000ff435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0ff435" officeooo:paragraph-rsid="000ff43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6178" officeooo:paragraph-rsid="0011617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normal" officeooo:rsid="00116178" officeooo:paragraph-rsid="00116178" style:font-weight-asian="normal" style:font-weight-complex="normal"/>
    </style:style>
    <style:style style:name="P6" style:family="paragraph" style:parent-style-name="Standard">
      <style:text-properties fo:language="ru" fo:country="RU" officeooo:rsid="000ff435" officeooo:paragraph-rsid="000ff435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ff435" officeooo:paragraph-rsid="000ff435"/>
    </style:style>
    <style:style style:name="P8" style:family="paragraph" style:parent-style-name="Standard">
      <style:text-properties fo:language="ru" fo:country="RU" fo:font-weight="bold" officeooo:rsid="000ff435" officeooo:paragraph-rsid="000ff43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officeooo:rsid="000ff435" officeooo:paragraph-rsid="000ff43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ru" fo:country="RU" fo:font-weight="bold" officeooo:rsid="000ff435" officeooo:paragraph-rsid="000ff43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ru" fo:country="RU" fo:font-weight="bold" officeooo:rsid="000ff435" officeooo:paragraph-rsid="0011617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ru" fo:country="RU" fo:font-weight="bold" officeooo:rsid="00116178" officeooo:paragraph-rsid="0011617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0ff43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11617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normal" officeooo:rsid="00116178" officeooo:paragraph-rsid="0011617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bold" officeooo:rsid="00116178" officeooo:paragraph-rsid="0011617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11948e" officeooo:paragraph-rsid="0011948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fo:font-weight="bold" officeooo:rsid="000ff435" officeooo:paragraph-rsid="000ff435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weight="normal" officeooo:rsid="000ff435" officeooo:paragraph-rsid="0011617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pt" fo:language="ru" fo:country="RU" fo:font-weight="bold" officeooo:rsid="000ff435" officeooo:paragraph-rsid="000ff43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language="ru" fo:country="RU" fo:font-weight="bold" officeooo:rsid="000ff435" officeooo:paragraph-rsid="0011948e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officeooo:rsid="0011948e" officeooo:paragraph-rsid="0011948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ru" fo:country="RU" fo:font-weight="normal" officeooo:rsid="0011948e" officeooo:paragraph-rsid="0011948e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6178"/>
    </style:style>
    <style:style style:name="T3" style:family="text">
      <style:text-properties fo:language="en" fo:country="US" fo:font-weight="bold" officeooo:rsid="00116178" style:font-weight-asian="bold" style:font-weight-complex="bold"/>
    </style:style>
    <style:style style:name="T4" style:family="text">
      <style:text-properties fo:language="en" fo:country="US" fo:font-weight="bold" officeooo:rsid="0011948e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16178" style:font-weight-asian="normal" style:font-weight-complex="normal"/>
    </style:style>
    <style:style style:name="T7" style:family="text">
      <style:text-properties fo:language="en" fo:country="US" officeooo:rsid="0011948e"/>
    </style:style>
    <style:style style:name="T8" style:family="text">
      <style:text-properties fo:language="ru" fo:country="RU"/>
    </style:style>
    <style:style style:name="T9" style:family="text">
      <style:text-properties officeooo:rsid="0011617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6178" style:font-weight-asian="normal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1948e"/>
    </style:style>
    <style:style style:name="T14" style:family="text">
      <style:text-properties style:text-position="super 58%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fo:font-weight="bold" officeooo:rsid="0011948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Система управления <text:span text:style-name="T1">PDM-Sider. <text:s/></text:span></text:p>
      <text:p text:style-name="P22">1. Введение.</text:p>
      <text:p text:style-name="P23"><text:tab/>Ниже приведен пример шаблон простейшей программы. Программа инициализирует<text:span text:style-name="T1"> </text:span>два выхода, которые отвечают в блоке за силаны повортников. Далее с помощью <text:s/>библиотек работы с кейпадом <text:span text:style-name="T1">BlinkMarine </text:span>и библиотеки повортников реализован простой алгоритм:<text:span text:style-name="T1"> </text:span>по нажатию на одну из 3<text:span text:style-name="T14">-х</text:span> клавиш <text:span text:style-name="T1">Keypad </text:span>выключается один из повортников или оба одновременно, если это аварийный сигнал. Помимо этого подсвечиваются соответствующие клавиши кейпада и отрабатывается сброс текущего состояния, если нажата клавиша с другой функцией.</text:p>
      <text:p text:style-name="P20"/>
      <text:p text:style-name="P20">init = function()</text:p>
      <text:p text:style-name="P20"><text:s text:c="8"/>setOutConfig(<text:span text:style-name="T7">3</text:span>,8,<text:span text:style-name="T13">1</text:span>0,10) <text:s/></text:p>
      <text:p text:style-name="P21"><text:s text:c="8"/>setOutConfig(<text:span text:style-name="T7">7</text:span>,8,<text:span text:style-name="T13">1</text:span>0,10)</text:p>
      <text:p text:style-name="P20">end</text:p>
      <text:p text:style-name="P20"/>
      <text:p text:style-name="P20">main = function ()</text:p>
      <text:p text:style-name="P20"><text:s text:c="8"/>local KeyPad <text:s text:c="12"/>= KeyPad8:new(0x15)</text:p>
      <text:p text:style-name="P20"><text:s text:c="8"/>local TurnSygnal <text:s text:c="5"/>= TurnSygnals:new(500) <text:s text:c="4"/><text:tab/></text:p>
      <text:p text:style-name="P20"><text:s text:c="8"/>while true do<text:tab/><text:tab/><text:tab/><text:tab/><text:tab/><text:tab/><text:tab/></text:p>
      <text:p text:style-name="P20"><text:tab/>KeyPad:process()<text:tab/><text:tab/><text:tab/><text:tab/><text:tab/><text:tab/></text:p>
      <text:p text:style-name="P20"><text:tab/>TurnSygnal:process( true , KeyPad:getToggle( 5 ), KeyPad:getToggle( 6 ), <text:s/>KeyPad:getToggle( 7 ) )</text:p>
      <text:p text:style-name="P20"><text:tab/>KeyPad:resetToggle( 5, KeyPad:getToggle( 7 ) or KeyPad:getKey( 6 ) )</text:p>
      <text:p text:style-name="P20"><text:tab/>KeyPad:resetToggle( 6, KeyPad:getToggle( 7 ) or KeyPad:getKey( 5 ) )</text:p>
      <text:p text:style-name="P20"><text:tab/>KeyPad:setLedWhite( 5, TurnSygnal:getLeft() )</text:p>
      <text:p text:style-name="P20"><text:tab/>KeyPad:setLedWhite( 6, TurnSygnal:getRight() )</text:p>
      <text:p text:style-name="P20"><text:tab/>KeyPad:setLedRed( 7, TurnSygnal:getAlarm() )</text:p>
      <text:p text:style-name="P20"><text:tab/>KeyPad:setLedGreen( 7, TurnSygnal:getAlarm() )</text:p>
      <text:p text:style-name="P20"><text:tab/>setOut( 3 , TurnSygnal:getLeft() <text:s/>or TurnSygnal:getAlarm() )</text:p>
      <text:p text:style-name="P20"><text:tab/>setOut( 7 , TurnSygnal:getRight() or TurnSygnal:getAlarm() )<text:tab/><text:tab/><text:tab/></text:p>
      <text:p text:style-name="P20"><text:tab/>Yield()</text:p>
      <text:p text:style-name="P20"><text:s text:c="7"/>end</text:p>
      <text:p text:style-name="P18"><text:span text:style-name="T15">end</text:span></text:p>
      <text:p text:style-name="P18"><text:span text:style-name="T15"/></text:p>
      <text:p text:style-name="P14"><text:span text:style-name="T13"><text:tab/>Приведенная программа написана на </text:span>язык высокого уровня –<text:span text:style-name="T1"> LUA.</text:span> <text:span text:style-name="T1"><text:s/></text:span><text:span text:style-name="T13">Для изучения синтаксиса языка необходимо обратится к </text:span>документаци<text:span text:style-name="T13">и по </text:span><text:span text:style-name="T1">LUA</text:span> на официальном сайте проекта <text:a xlink:type="simple" xlink:href="http://lua.org.ru/contents_ru.html" text:style-name="Internet_20_link" text:visited-style-name="Visited_20_Internet_20_Link">http://lua.org.ru/contents_ru.html</text:a><text:span text:style-name="T1"> </text:span><text:span text:style-name="T13">Или любой другой ресурс по </text:span><text:span text:style-name="T7">LUA, </text:span><text:span text:style-name="T13">на </text:span><text:span text:style-name="T7">PDM </text:span><text:span text:style-name="T13">установлена версия </text:span><text:span text:style-name="T7">LUA 5.4.</text:span></text:p>
      <text:p text:style-name="P14"><text:span text:style-name="T7"><text:tab/></text:span><text:span text:style-name="T16">Что такое </text:span><text:span text:style-name="T4">LUA </text:span><text:span text:style-name="T16">и почему так сложно?</text:span></text:p>
      <text:p text:style-name="P17"><text:tab/>LUA <text:span text:style-name="T8">это интерпретируемый язык программирования высоко уровня. Это значит, что программу на </text:span>LUA <text:span text:style-name="T8">исполняет не непосредственно вычислительное ядро, а другая специальная программа — виртуальная машина <text:s/></text:span>LUA <text:span text:style-name="T8">( </text:span>lua runtime). <text:span text:style-name="T8">Это нужно для того, что бы вам не нужно было изучать архитектуру микропроцессора, теорию операционных систем реально времени и другие крайне увлекательные вещи, необходимые для программирования надежных встроенных систем. Но при этом, при минимальном напряжении мозга ( увы, без этого ни как), вы получает мощный и универсальный инструмент. А если уже на</text:span> LUA<text:span text:style-name="T8"> написали</text:span> GTA<text:span text:style-name="T8">:</text:span> San-Andreas<text:span text:style-name="T8"> то уж мигание дальним светом как- нибудь можно осилить. </text:span></text:p>
      <text:p text:style-name="P17"><text:tab/><text:span text:style-name="T8">Если все таки серьезно, то </text:span>LUA <text:span text:style-name="T8">очень простой язык, который достаточно легко освоить. И тогда, вам открывается главная фишка системы </text:span>PDM-Saider – <text:span text:style-name="T8">в прикладной программе можно написать любую дичь! Включая стеки протоколов</text:span> CAN. <text:span text:style-name="T8">Нет необходимости мучить разработчиков просьбами добавить в сисетму поддержку вашего любимого протокала </text:span>CAN. <text:span text:style-name="T8">Его можно написать самому. При этом система безопасна. Любые логические ошибки в прикладной программе приведут ошибке в вертуальной машине</text:span> <text:span text:style-name="T8">и переходу системы в безопасный режим. При этом, выключеение виртуальной машины вообще не как не повлият на функционирвоание системы.</text:span></text:p>
      <text:p text:style-name="P17"><text:soft-page-break/><text:tab/></text:p>
      <text:p text:style-name="P17"><text:span text:style-name="T8"><text:tab/></text:span></text:p>
      <text:p text:style-name="P17"/>
      <text:p text:style-name="P14"><text:tab/><text:span text:style-name="T13">Далее по тексту, мы будем называть пользовательскую программу на языке </text:span><text:span text:style-name="T7">LUA – c</text:span><text:span text:style-name="T13">крипт. </text:span></text:p>
      <text:p text:style-name="P5"><text:tab/><text:span text:style-name="T8">Ключевое свойство системы — абсолютно вся прикладная задача должна быть описана на языке </text:span>LUA<text:span text:style-name="T8"> (далее по тексту </text:span>LUA<text:span text:style-name="T8"> программа будет называется «скрипт»</text:span>).<text:span text:style-name="T8"> Ядро </text:span>PDM <text:s/><text:span text:style-name="T8">занимается только высокоскоростной обработкой данных аппаратуры и передает <text:s/>результаты в скрипт</text:span>. <text:span text:style-name="T8">Непосредственная обработка результатов, включая протоколы работы с интерфейсом </text:span>CAN, <text:span text:style-name="T8">должна быть реализована в скрипте. Такой подход решает 2 важных задачи:</text:span></text:p>
      <text:p text:style-name="P5">1. <text:span text:style-name="T8">Представляет пользователю мощный и гибкий инструмент для решения прикладной задачи. Сложность алгоритмов практический не ограничена. В том числе возможна реализация протоколов </text:span>CAN<text:span text:style-name="T8">.</text:span></text:p>
      <text:p text:style-name="P15">2. Изолирует ядро системы. Любые ошибки в скрипте могут привести только к переходу виртуального процессора <text:span text:style-name="T1">LUA </text:span>в состояние ошибки. Ядро системы продолжит свое функционирование и переведет аппаратуру в безопасный режим. </text:p>
      <text:p text:style-name="P14"><text:span text:style-name="T1"><text:tab/></text:span><text:span text:style-name="T9">Для удобства программирования, в комплект поставки входят шаблон основной программы и набор библиотек ( </text:span><text:span text:style-name="T2"><text:s/></text:span><text:tab/><text:span text:style-name="T9">на самом деле это просто </text:span><text:span text:style-name="T2">lua </text:span><text:span text:style-name="T9">объекты и функции, о написании своих объектов речь пойдет в отдельной главе).</text:span></text:p>
      <text:p text:style-name="P13"><text:tab/>Система <text:span text:style-name="T1">PDM-Sider – </text:span>многозадачная <text:span text:style-name="T9">однопроцессорная </text:span>система реально времени, <text:span text:style-name="T9">работающая под управление операционной системы</text:span><text:span text:style-name="T2"> FreeRTOS.</text:span><text:span text:style-name="T9"> В системе есть один процесс реального времени — драйвер выходных транзисторных ключей. </text:span><text:s/><text:span text:style-name="T9">Он гарантированно выполнятся с частотой 1 кГц.</text:span> <text:span text:style-name="T9">Это означает, что система среагирует на изменения состояний нагрузки <text:s/>не позднее чем через 1 мс. Время выполнения остальных процессов не регламентировано и зависит от загрузки системы.</text:span></text:p>
      <text:p text:style-name="P13"><text:tab/><text:span text:style-name="T9">Пользовательское приложение выполняется на виртуальном процессоре </text:span><text:span text:style-name="T2">LUA. </text:span><text:span text:style-name="T9"><text:s/>Виртуальный процессор </text:span><text:span text:style-name="T2">LUA </text:span><text:span text:style-name="T9"><text:s/>загружает сохраненный во энергонезависимой памяти скрипт, и выполняет его, пока скрипт не закончится. <text:s/>Поскольку прикладная задача -процесс циклический, алгоритм внутри скрипта должен быть помещен в бесконечный цикл:</text:span></text:p>
      <text:p text:style-name="P13"><text:s text:c="2"/><text:span text:style-name="T3">while true do</text:span></text:p>
      <text:p text:style-name="P10"><text:span text:style-name="T2"><text:tab/>&lt; </text:span><text:span text:style-name="T9">алгоритм работы </text:span><text:span text:style-name="T2">PDM&gt;<text:tab/></text:span></text:p>
      <text:p text:style-name="P4"><text:s text:c="2"/>end</text:p>
      <text:p text:style-name="P15">Обмен данными между скриптом и ядром системы происходит 2-мя способами:</text:p>
      <text:p text:style-name="P5">1. <text:span text:style-name="T8">Через вызов функции Yield()</text:span> ( <text:span text:style-name="T8">библиотека </text:span>PDM20.lua<text:span text:style-name="T8">). Этот вызов приостанавливает работу скрипта и передает в ядро значение выходов. Далее </text:span>LUA <text:span text:style-name="T8">процессор сохраняет контекст скрипта (значения всех переменных скрипта) и передает управление операционной системе. <text:s/>После того, как операционная система выполнит системные процессы, она возвращает управление </text:span>LUA <text:span text:style-name="T8">процессору. <text:s/>Он в свою очередь загружает в скрипт текущие состояния аппаратуры (токи, напряжения, ошибки) и выполнение скрипта продолжает с вызова Yield() Таким образом скрипт должен выглядеть вот так:</text:span></text:p>
      <text:p text:style-name="P4">while true do</text:p>
      <text:p text:style-name="P11"><text:span text:style-name="T2"><text:tab/>&lt; </text:span><text:span text:style-name="T9">алгоритм работы </text:span><text:span text:style-name="T2">PDM&gt;</text:span></text:p>
      <text:p text:style-name="P11"><text:span text:style-name="T11"><text:tab/></text:span><text:span text:style-name="T9">Yield() </text:span><text:span text:style-name="T2"><text:tab/></text:span></text:p>
      <text:p text:style-name="P4">end</text:p>
      <text:p text:style-name="P15"><text:span text:style-name="T12">Важно!</text:span> Через этот механизм<text:span text:style-name="T1"> </text:span>передается время выполнения скрипта<text:span text:style-name="T1"> </text:span>(доступно через функцию <text:span text:style-name="T1">getDelay()). </text:span><text:s/>Поскольку это время используется для расчета задержек в различных библиотеках, в цикле должен быть только один вызов <text:span text:style-name="T1">Yield(). <text:s/></text:span></text:p>
      <text:p text:style-name="P15">2. Через системные функции. Список функций описан в отдельной главе. Это функции конфигурации аппаратуры и работы с интерфейсом <text:span text:style-name="T1">CAN.</text:span></text:p>
      <text:p text:style-name="P15"><text:soft-page-break/>Поскольку в скрипте можно писать свои функции, имена функций <text:span text:style-name="T1">init() </text:span>и <text:span text:style-name="T1">main() </text:span>зарезервированы. Таким образом шаблон скрипта выглядит следующим образом:</text:p>
      <text:p text:style-name="P4">init = function</text:p>
      <text:p text:style-name="P4"><text:tab/><text:span text:style-name="T8">&lt;инициализация аппаратуры&gt;</text:span></text:p>
      <text:p text:style-name="P4"><text:tab/>&lt;<text:span text:style-name="T8">стартовый алгоритм&gt;</text:span></text:p>
      <text:p text:style-name="P4">end</text:p>
      <text:p text:style-name="P4">main = function</text:p>
      <text:p text:style-name="P4"><text:tab/>&lt;<text:span text:style-name="T8">объявление переменных&gt;</text:span></text:p>
      <text:p text:style-name="P4"><text:tab/>while true do</text:p>
      <text:p text:style-name="P11"><text:span text:style-name="T2"><text:tab/><text:tab/>&lt; </text:span><text:span text:style-name="T9">алгоритм работы </text:span><text:span text:style-name="T2">PDM&gt;</text:span></text:p>
      <text:p text:style-name="P11"><text:span text:style-name="T9"><text:tab/><text:tab/>Yield() </text:span><text:span text:style-name="T2"><text:tab/></text:span></text:p>
      <text:p text:style-name="P4"><text:tab/>end</text:p>
      <text:p text:style-name="P4">end</text:p>
      <text:p text:style-name="P12">Важно! <text:span text:style-name="T10">Функции </text:span><text:span text:style-name="T5">init </text:span><text:span text:style-name="T10">и </text:span><text:span text:style-name="T5">main </text:span><text:span text:style-name="T10">должны быть объявлены именно таким образом. Это позволяет зарегистрировать их как глобальные переменные и делает доступных для вызова из вне. Пользовательский функции лучше объявлять как локальные <text:s/></text:span><text:span text:style-name="T5">function &lt;</text:span><text:span text:style-name="T10">имя&gt;</text:span><text:span text:style-name="T5">(&lt;</text:span><text:span text:style-name="T10">параметры</text:span><text:span text:style-name="T5">&gt;) end.</text:span></text:p>
      <text:p text:style-name="P14"><text:tab/><text:span text:style-name="T9">Принципиально функции </text:span><text:span text:style-name="T2">init </text:span><text:span text:style-name="T9">и </text:span><text:span text:style-name="T2">main </text:span><text:span text:style-name="T9">нечем не отличаются. В системе предусмотрен вызов сначала функции </text:span><text:span text:style-name="T2">init, <text:s/></text:span><text:span text:style-name="T9">а когда она завершит свою работу, функции </text:span><text:span text:style-name="T2">main. </text:span><text:span text:style-name="T9">После завершения функции </text:span><text:span text:style-name="T2">main, LUA </text:span><text:span text:style-name="T9">процессор выключается. Таким образом просто регламентируется место для настройки системы перед стартом основного алгоритма. При этом в функции </text:span><text:span text:style-name="T2">init </text:span><text:span text:style-name="T9">там же можно писать циклы и делать вызовы Yield() </text:span><text:span text:style-name="T2">к</text:span><text:span text:style-name="T9">ак и в</text:span><text:span text:style-name="T2"> main. </text:span><text:span text:style-name="T9">Главное что бы циклы завершились и выполнение функции дошло по оператора </text:span><text:span text:style-name="T2">end.</text:span></text:p>
      <text:p text:style-name="P11"><text:span text:style-name="T1"><text:tab/></text:span><text:span text:style-name="T11">Помимо функций типа Yield(), </text:span><text:span text:style-name="T6">getDelay()) <text:s/></text:span><text:span text:style-name="T11">и т. д. В библиотеках есть готовые объекты. Расмотрим работу с готовыми объектами на премере з</text:span></text:p>
      <text:p text:style-name="P9"/>
      <text:p text:style-name="P6">.</text:p>
      <text:p text:style-name="P6"/>
      <text:p text:style-name="P6">1. Объект<text:span text:style-name="T1"> CanInput</text:span></text:p>
      <text:p text:style-name="P7">Объект <text:span text:style-name="T1">CanInput <text:s/>- </text:span>8 байтовый фрейм <text:span text:style-name="T1">CAN, </text:span>привязанный к заданному пользователем <text:span text:style-name="T1">ID. </text:span>Обновление данных <text:s/>объекта происходит при вызове метода С<text:span text:style-name="T1">anInput:process</text:span>()<text:span text:style-name="T1">. </text:span>Данные данного объекта не буфиризируются, это означает что если процессе выполнения рабочего цикла скрипта с данным <text:span text:style-name="T1">ID </text:span>пришло несколько пакетов, то будут сохранены данные только последнего полученного пакета. На текущий момент данный объект может работать только с обычным <text:span text:style-name="T1">ID, </text:span>расширенный <text:span text:style-name="T1">ID </text:span>не поддерживается. Всего в системе можно создать до 55 объектов данного типа.</text:p>
      <text:p text:style-name="P6">При создании объекта можно указать таймаут и значения по умолчанию. Если в течении времени, заданного тайматуом, в систему не придет пакет с нужнвм <text:span text:style-name="T1">ID, </text:span>то данные в С<text:span text:style-name="T1">anInput </text:span>примут значения по умолчанию. Если данный параметр игнорируется при создании объекта, то <text:span text:style-name="T1">CanInput </text:span>вернет последние полученные данные. </text:p>
      <text:p text:style-name="P8">Важно! При создании объекта все данные равны <text:span text:style-name="T1">0. </text:span></text:p>
      <text:p text:style-name="P2"><text:s/></text:p>
      <text:p text:style-name="P7">1.1. Методы объекта.</text:p>
      <text:p text:style-name="P3"><text:s/>CanIput<text:span text:style-name="T8">:</text:span>new(addr , timeout, mask, <text:s/>d1,d2,d3,d4,d5,d6,d7,d8) </text:p>
      <text:p text:style-name="P13"/>
      <text:p text:style-name="P1">addr – <text:span text:style-name="T8">обязательный парамерт, </text:span>CAN ID <text:span text:style-name="T8">пакета.</text:span></text:p>
      <text:p text:style-name="P1">Timeout – <text:span text:style-name="T8">необязательный параметр </text:span>(<text:span text:style-name="T8">по умолчанию 0) . Время Таймаута в миллисекундах. Может быть от 0 до <text:s/> 2147483647 мс.</text:span></text:p>
      <text:p text:style-name="P1">Mask <text:s/>- <text:span text:style-name="T8">необязательный параметр (по умолчанию 0</text:span>xFF)<text:span text:style-name="T8">. Битовая маска фрейма, от 0 до </text:span>0xFF. <text:span text:style-name="T8">Если соответствующий байту бит маски равен 1, то при возникновении таймата в байт </text:span><text:soft-page-break/><text:span text:style-name="T8">записывается значение по умолчанию. Если бит равен 0, то при таймауте сохраняется последние полученное значение.</text:span></text:p>
      <text:p text:style-name="P1">d1 - <text:s/><text:span text:style-name="T8">необязательный пармерт (по умолчани 0). Значение первого байта фрейма при таймауте.</text:span></text:p>
      <text:p text:style-name="P1">d<text:span text:style-name="T8">2</text:span> - <text:s/><text:span text:style-name="T8">необязательный пармерт (по умолчани 0). Значение второго байта фрейма при таймауте.</text:span></text:p>
      <text:p text:style-name="P1">d<text:span text:style-name="T8">3</text:span> - <text:s/><text:span text:style-name="T8">необязательный пармерт (по умолчани 0). Значение третьего байта фрейма при таймауте.</text:span></text:p>
      <text:p text:style-name="P1">d<text:span text:style-name="T8">4</text:span> - <text:s/><text:span text:style-name="T8">необязательный пармерт (по умолчани 0). Значение первого байта фрейма при таймауте.</text:span></text:p>
      <text:p text:style-name="P1">d<text:span text:style-name="T8">5</text:span> - <text:s/><text:span text:style-name="T8">необязательный пармерт (по умолчани 0). Значение первого байта фрейма при таймауте.</text:span></text:p>
      <text:p text:style-name="P1">d<text:span text:style-name="T8">6</text:span> - <text:s/><text:span text:style-name="T8">необязательный пармерт (по умолчани 0). Значение первого байта фрейма при таймауте.</text:span></text:p>
      <text:p text:style-name="P1">d<text:span text:style-name="T8">7</text:span> - <text:s/><text:span text:style-name="T8">необязательный пармерт (по умолчани 0). Значение первого байта фрейма при таймауте.</text:span></text:p>
      <text:p text:style-name="P1">d<text:span text:style-name="T8">8</text:span> - <text:s/><text:span text:style-name="T8">необязательный пармерт (по умолчани 0). Значение первого байта фрейма при таймауте.</text:span></text:p>
      <text:p text:style-name="P7"/>
      <text:p text:style-name="P6"/>
      <text:p text:style-name="P6"/>
      <text:p text:style-name="P6">CanInput:process() <text:s/>- вызвать один раз за рабочий цикл. При множественных вызовах произойдет сбой таймаута. Однако, если таймаут не используется, это допустимо. </text:p>
      <text:p text:style-name="P6"/>
      <text:p text:style-name="P6">СanInput:getBit( nb, nbit) — возвращает значение заданого бита <text:span text:style-name="T1">nbit </text:span>в байте <text:span text:style-name="T1">nb. </text:span>Возвращаемое значение типа <text:span text:style-name="T1">boolean </text:span>и может быть <text:span text:style-name="T1">true </text:span>или <text:span text:style-name="T1">false.</text:span></text:p>
      <text:p text:style-name="P6"/>
      <text:p text:style-name="P6">CanInput:getByte( nb ) -</text:p>
      <text:p text:style-name="P6"/>
      <text:p text:style-name="P6">CanInput:getWord( nb ) - метод возвращает 16 битное слово из полученного фрейма.<text:span text:style-name="T1"> MSB </text:span>в байте <text:span text:style-name="T1">nb, LSB – </text:span>байте с номером <text:span text:style-name="T1">nb +1. </text:span>Значение <text:span text:style-name="T1">nb – 1-7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22:53:38.064000000</dc:date>
    <meta:editing-duration>PT3H42M43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86" meta:word-count="1322" meta:character-count="9723" meta:non-whitespace-character-count="8289"/>
  </office:meta>
</office:document-meta>
</file>